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Anne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 François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ès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iam Diaf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erre Norbert Bouilhol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erinne 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las Ball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njamin Dubet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ine Ndoko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ulie Bourg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 Madjeng Kwedi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efertiti mbap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ie Duperro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éa Le Cor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omas Gomez Dauberne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e Hugue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çois Semecurb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amaa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én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do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laurenc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yann</text:p>
          </table:table-cell>
          <table:table-cell table:number-columns-repeated="2"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anna mari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attia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on Dumont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éveniur Corrine Mallet pour faire rentrer des voiture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ba ganoush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Tartare + légumes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ch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ue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es divers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7:57:58.427922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10:51.718766923</meta:creation-date>
    <dc:date>2019-09-25T18:04:20.654087212</dc:date>
    <meta:editing-duration>PT13H46M42S</meta:editing-duration>
    <meta:editing-cycles>12</meta:editing-cycles>
    <meta:generator>LibreOffice/6.0.7.3$Linux_X86_64 LibreOffice_project/00m0$Build-3</meta:generator>
    <meta:document-statistic meta:table-count="2" meta:cell-count="104" meta:object-count="0"/>
  </office:meta>
</office:document-meta>
</file>